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772in" svg:height="5.3122in" svg:x="2.1602in" svg:y="1.6693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242356842508" calcext:value-type="float">
            <text:p>2.00242356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8034512791" calcext:value-type="float">
            <text:p>2.0000803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808294616970286" calcext:value-type="float">
            <text:p>8.08294616970286E-00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62286724576594" calcext:value-type="float">
            <text:p>0.000162286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8679609053" calcext:value-type="float">
            <text:p>2.00008679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11068975318689" calcext:value-type="float">
            <text:p>4.11068975318689E-00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142820929875328" calcext:value-type="float">
            <text:p>0.000142820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31916834856" calcext:value-type="float">
            <text:p>2.00031916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213032222660234" calcext:value-type="float">
            <text:p>0.000213032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135825686840144" calcext:value-type="float">
            <text:p>0.000135825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289481936343803" calcext:value-type="float">
            <text:p>0.000289481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664875678128173" calcext:value-type="float">
            <text:p>6.64875678128173E-0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84170226663021" calcext:value-type="float">
            <text:p>0.00001841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444895596684073" calcext:value-type="float">
            <text:p>4.44895596684073E-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247963005370027" calcext:value-type="float">
            <text:p>2.47963005370027E-00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60808196085604" calcext:value-type="float">
            <text:p>1.60808196085604E-0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321901248217103" calcext:value-type="float">
            <text:p>3.21901248217103E-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324195987467933" calcext:value-type="float">
            <text:p>3.24195987467933E-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262541495983045" calcext:value-type="float">
            <text:p>2.62541495983045E-0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147426721511939" calcext:value-type="float">
            <text:p>0.000147426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203079454753333" calcext:value-type="float">
            <text:p>2.03079454753333E-0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856508910742921" calcext:value-type="float">
            <text:p>8.56508910742921E-00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191052464184817" calcext:value-type="float">
            <text:p>1.91052464184817E-00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247543941855198" calcext:value-type="float">
            <text:p>2.47543941855198E-00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492624700190168" calcext:value-type="float">
            <text:p>4.92624700190168E-0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27525670895647" calcext:value-type="float">
            <text:p>1.27525670895647E-00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12076508931198" calcext:value-type="float">
            <text:p>0.000120765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662455333666136" calcext:value-type="float">
            <text:p>6.62455333666136E-00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374797766643396" calcext:value-type="float">
            <text:p>3.74797766643396E-0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24965843364106" calcext:value-type="float">
            <text:p>2.4965843364106E-0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665774000767131" calcext:value-type="float">
            <text:p>6.65774000767131E-00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61813052408049" calcext:value-type="float">
            <text:p>6.1813052408049E-00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273548956651999" calcext:value-type="float">
            <text:p>2.73548956651999E-00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275558967984643" calcext:value-type="float">
            <text:p>2.75558967984643E-00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152263368910081" calcext:value-type="float">
            <text:p>1.52263368910081E-00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372325645255058" calcext:value-type="float">
            <text:p>3.72325645255058E-0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309266660685412" calcext:value-type="float">
            <text:p>3.09266660685412E-00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415829139815482" calcext:value-type="float">
            <text:p>4.15829139815482E-00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58923751831756" calcext:value-type="float">
            <text:p>5.8923751831756E-00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35510317409318" calcext:value-type="float">
            <text:p>0.00000355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26157629038327" calcext:value-type="float">
            <text:p>2.6157629038327E-00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138259711727741" calcext:value-type="float">
            <text:p>0.00001382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538947452440256" calcext:value-type="float">
            <text:p>5.38947452440256E-00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101580503031823" calcext:value-type="float">
            <text:p>1.01580503031823E-00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170277894495855" calcext:value-type="float">
            <text:p>1.70277894495855E-0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7899520071456" calcext:value-type="float">
            <text:p>0.000001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21:59.154000000</dc:date>
    <meta:document-statistic meta:table-count="1" meta:cell-count="98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47cm" svg:height="13.494cm" xlink:href=".." xlink:type="simple" chart:class="chart:line" chart:style-name="ch1">
        <chart:title svg:x="7.225cm" svg:y="0.405cm" chart:style-name="ch2">
          <text:p>Population Size Change</text:p>
        </chart:title>
        <chart:legend chart:legend-position="end" svg:x="16.448cm" svg:y="6.435cm" style:legend-expansion="high" chart:style-name="ch3"/>
        <chart:plot-area chart:style-name="ch4" table:cell-range-address="Sheet1.A1:Sheet1.B47" chart:data-source-has-labels="both" svg:x="1.422cm" svg:y="1.991cm" svg:width="14.258cm" svg:height="10.226cm">
          <chartooo:coordinate-region svg:x="2.89cm" svg:y="2.203cm" svg:width="12.641cm" svg:height="9.071cm"/>
          <chart:axis chart:dimension="x" chart:name="primary-x" chart:style-name="ch5" chartooo:axis-type="auto">
            <chartooo:date-scale/>
            <chart:title svg:x="7.369cm" svg:y="12.487cm" chart:style-name="ch6">
              <text:p>Popul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7.796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">
                <text:p>0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808294616970286">
                <text:p>0.000008082946169702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162286724576594">
                <text:p>0.0001622867245765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411068975318689">
                <text:p>0.000041106897531868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142820929875328">
                <text:p>0.0001428209298753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213032222660234">
                <text:p>0.0002130322226602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135825686840144">
                <text:p>0.0001358256868401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289481936343803">
                <text:p>0.00028948193634380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664875678128173">
                <text:p>0.000066487567812817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184170226663021">
                <text:p>0.00001841702266630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444895596684073">
                <text:p>0.000044489559668407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0247963005370027">
                <text:p>0.000002479630053700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60808196085604">
                <text:p>0.00001608081960856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321901248217103">
                <text:p>0.000032190124821710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324195987467933">
                <text:p>0.00003241959874679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262541495983045">
                <text:p>0.00002625414959830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147426721511939">
                <text:p>0.0001474267215119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203079454753333">
                <text:p>0.00002030794547533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856508910742921">
                <text:p>0.0000085650891074292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91052464184817">
                <text:p>0.00001910524641848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247543941855198">
                <text:p>0.000024754394185519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492624700190168">
                <text:p>0.0000049262470019016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127525670895647">
                <text:p>0.0000012752567089564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12076508931198">
                <text:p>0.000120765089311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662455333666136">
                <text:p>0.0000066245533366613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374797766643396">
                <text:p>0.000037479776664339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24965843364106">
                <text:p>0.000002496584336410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665774000767131">
                <text:p>0.0000066577400076713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61813052408049">
                <text:p>0.000006181305240804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273548956651999">
                <text:p>0.00000273548956651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0275558967984643">
                <text:p>0.0000002755589679846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152263368910081">
                <text:p>0.000001522633689100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72325645255058">
                <text:p>0.0000037232564525505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309266660685412">
                <text:p>0.0000030926666068541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415829139815482">
                <text:p>0.0000041582913981548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58923751831756">
                <text:p>0.000005892375183175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35510317409318">
                <text:p>0.000003551031740931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26157629038327">
                <text:p>0.000002615762903832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138259711727741">
                <text:p>0.000013825971172774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538947452440256">
                <text:p>0.000053894745244025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101580503031823">
                <text:p>0.000010158050303182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170277894495855">
                <text:p>0.00001702778944958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17899520071456">
                <text:p>0.0000017899520071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